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61cm" svg:height="18.712cm" svg:x="1.304cm" svg:y="1.30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02:51.12</meta:creation-date>
    <dc:date>2016-12-10T15:06:10.38</dc:date>
    <dc:creator>SSE </dc:creator>
    <meta:editing-duration>PT3M19S</meta:editing-duration>
    <meta:editing-cycles>1</meta:editing-cycles>
    <meta:document-statistic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62cm" svg:height="18.713cm" xlink:href="." xlink:type="simple" chart:class="chart:scatter" chart:style-name="ch1">
        <chart:title svg:x="7.71cm" svg:y="0.51cm" chart:style-name="ch2">
          <text:p>Borders classification time</text:p>
        </chart:title>
        <chart:subtitle svg:x="8cm" svg:y="2.346cm" chart:style-name="ch3">
          <text:p>slope=8.4e-6; intercept=0.12</text:p>
        </chart:subtitle>
        <chart:plot-area chart:style-name="ch4" chart:data-source-has-labels="both" svg:x="2.057cm" svg:y="4.365cm" svg:width="22.387cm" svg:height="12.456cm">
          <chartooo:coordinate-region svg:x="3.313cm" svg:y="4.657cm" svg:width="20.547cm" svg:height="11.332cm"/>
          <chart:axis chart:dimension="x" chart:name="primary-x" chart:style-name="ch5" chartooo:axis-type="auto">
            <chart:title svg:x="10.926cm" svg:y="17.196cm" chart:style-name="ch6">
              <text:p>border sample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12.03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0.00202222222222222">
                <text:p>0.00202222222222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318518518518519">
                <text:p>0.00318518518518519</text:p>
              </table:table-cell>
              <table:table-cell office:value-type="float" office:value="0.00286198830409357">
                <text:p>0.00286198830409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0.00370175438596491">
                <text:p>0.00370175438596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481481481481481">
                <text:p>0.00481481481481481</text:p>
              </table:table-cell>
              <table:table-cell office:value-type="float" office:value="0.00454152046783626">
                <text:p>0.00454152046783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525925925925926">
                <text:p>0.00525925925925926</text:p>
              </table:table-cell>
              <table:table-cell office:value-type="float" office:value="0.0053812865497076">
                <text:p>0.0053812865497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651851851851852">
                <text:p>0.00651851851851852</text:p>
              </table:table-cell>
              <table:table-cell office:value-type="float" office:value="0.00622105263157895">
                <text:p>0.0062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718518518518519">
                <text:p>0.00718518518518519</text:p>
              </table:table-cell>
              <table:table-cell office:value-type="float" office:value="0.00706081871345029">
                <text:p>0.00706081871345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77037037037037">
                <text:p>0.0077037037037037</text:p>
              </table:table-cell>
              <table:table-cell office:value-type="float" office:value="0.00790058479532164">
                <text:p>0.0079005847953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82962962962963">
                <text:p>0.0082962962962963</text:p>
              </table:table-cell>
              <table:table-cell office:value-type="float" office:value="0.00874035087719298">
                <text:p>0.00874035087719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940740740740741">
                <text:p>0.00940740740740741</text:p>
              </table:table-cell>
              <table:table-cell office:value-type="float" office:value="0.00958011695906433">
                <text:p>0.00958011695906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101481481481481">
                <text:p>0.0101481481481481</text:p>
              </table:table-cell>
              <table:table-cell office:value-type="float" office:value="0.0104198830409357">
                <text:p>0.0104198830409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10962962962963">
                <text:p>0.010962962962963</text:p>
              </table:table-cell>
              <table:table-cell office:value-type="float" office:value="0.011259649122807">
                <text:p>0.011259649122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12">
                <text:p>0.012</text:p>
              </table:table-cell>
              <table:table-cell office:value-type="float" office:value="0.0120994152046784">
                <text:p>0.0120994152046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13037037037037">
                <text:p>0.013037037037037</text:p>
              </table:table-cell>
              <table:table-cell office:value-type="float" office:value="0.0129391812865497">
                <text:p>0.0129391812865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14">
                <text:p>0.014</text:p>
              </table:table-cell>
              <table:table-cell office:value-type="float" office:value="0.0137789473684211">
                <text:p>0.0137789473684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148148148148148">
                <text:p>0.0148148148148148</text:p>
              </table:table-cell>
              <table:table-cell office:value-type="float" office:value="0.0146187134502924">
                <text:p>0.0146187134502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4584795321637">
                <text:p>0.0154584795321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174074074074074">
                <text:p>0.0174074074074074</text:p>
              </table:table-cell>
              <table:table-cell office:value-type="float" office:value="0.0162982456140351">
                <text:p>0.016298245614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163703703703704">
                <text:p>0.0163703703703704</text:p>
              </table:table-cell>
              <table:table-cell office:value-type="float" office:value="0.0171380116959064">
                <text:p>0.0171380116959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18">
                <text:p>0.018</text:p>
              </table:table-cell>
              <table:table-cell office:value-type="float" office:value="0.0179777777777778">
                <text:p>0.0179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